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Manager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Manager.getStar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Manager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Manager.setStartY( int sta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Manager.setStartX( int star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Manager.BorderManager( int pageWidth , int pageHeight , TXT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rderManager.getCharacter( int x , in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rderManager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Manager.addBorderElement( int x , int y , int style , int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orderManager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Manager.getSta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